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98cm" fo:min-width="4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8cm" fo:min-width="1.648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78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2.27cm" fo:min-width="4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7cm" fo:min-width="1.6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0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5cm" svg:height="2.6cm" svg:x="1.2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cm" svg:height="2.2cm" svg:x="1.4cm" svg:y="6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5cm" svg:height="2.6cm" svg:x="1.201cm" svg:y="5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2.2cm" svg:height="2.2cm" svg:x="1.401cm" svg:y="6.001cm">
          <text:p text:style-name="P5"><text:span text:style-name="T2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5.001cm" svg:y="6.801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4.801cm" svg:y="6.9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599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9.799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399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199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9.6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2.2cm" svg:height="2.2cm" svg:x="9.8cm" svg:y="6cm">
          <text:p text:style-name="P5"><text:span text:style-name="T2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13.4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13.2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cm" svg:y="5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2.2cm" svg:height="2.2cm" svg:x="18.2cm" svg:y="5.999cm">
          <text:p text:style-name="P2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cm" svg:y="6.799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cm" svg:y="6.8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draw:layer="layout" svg:width="5cm" svg:height="2.6cm" svg:x="18.001cm" svg:y="5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2.2cm" svg:height="2.2cm" svg:x="18.201cm" svg:y="6cm">
          <text:p text:style-name="P5"><text:span text:style-name="T2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.4cm" svg:height="0.6cm" svg:x="21.801cm" svg:y="6.8cm">
          <text:p/>
          <draw:enhanced-geometry svg:viewBox="0 0 21600 21600" draw:text-areas="0 ?f0 ?f5 ?f2" draw:type="right-arrow" draw:modifiers="19592.6380368098 7619.301164725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4cm" svg:height="0.4cm" svg:x="21.601cm" svg:y="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text-style-name="P7" draw:layer="layout" svg:width="3.91cm" svg:height="0.983cm" svg:x="10.09cm" svg:y="8.617cm">
          <draw:text-box>
            <text:p>노드 (Node)</text:p>
          </draw:text-box>
        </draw:frame>
        <draw:frame draw:style-name="gr8" draw:text-style-name="P7" draw:layer="layout" svg:width="7.4cm" svg:height="0.983cm" svg:x="1cm" svg:y="4.685cm">
          <draw:text-box>
            <text:p>연결 리스트 (Linked List)</text:p>
          </draw:text-box>
        </draw:frame>
        <draw:frame draw:style-name="gr9" draw:text-style-name="P7" draw:layer="layout" svg:width="2.4cm" svg:height="0.983cm" svg:x="18.2cm" svg:y="8.6cm">
          <draw:text-box>
            <text:p>데이터</text:p>
          </draw:text-box>
        </draw:frame>
        <draw:frame draw:style-name="gr9" draw:text-style-name="P7" draw:layer="layout" svg:width="2.3cm" svg:height="0.983cm" svg:x="20.7cm" svg:y="4.8cm">
          <draw:text-box>
            <text:p>포인터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09T23:13:26.118785094</meta:creation-date>
    <dc:date>2023-07-09T23:22:57.380096215</dc:date>
    <meta:editing-duration>PT9M37S</meta:editing-duration>
    <meta:editing-cycles>1</meta:editing-cycles>
    <meta:document-statistic meta:object-count="51"/>
    <meta:generator>LibreOffice/6.0.7.3$Linux_X86_64 LibreOffice_project/00m0$Build-3</meta:generator>
  </office:meta>
</office:document-meta>
</file>